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etaBoldLF-Roman, 'Segoe UI Sem" svg:font-family="MetaBoldLF-Roman, 'Segoe UI Sem" style:font-family-generic="swiss" style:font-pitch="variable"/>
    <style:font-face style:name="MetaNormalLF-Roman, 'Century Go" svg:font-family="MetaNormalLF-Roman, 'Century G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etaNormalLF-Italic, 'MV Boli'" svg:font-family="MetaNormalLF-Italic, 'MV Boli'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Verdana" svg:font-family="Verdana" style:font-family-generic="swiss" style:font-pitch="variable" svg:panose-1="2 11 6 4 3 5 4 4 2 4"/>
    <style:font-face style:name="Verdana,Arial" svg:font-family="Verdana,Arial" style:font-family-generic="roman" svg:panose-1="0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1979in" style:use-optimal-column-width="false"/>
    </style:style>
    <style:style style:name="TableColumn3" style:family="table-column">
      <style:table-column-properties style:column-width="3.1979in" style:use-optimal-column-width="false"/>
    </style:style>
    <style:style style:name="Table1" style:family="table" style:master-page-name="MP0">
      <style:table-properties style:width="6.3958in" fo:margin-left="-0.0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Textbody" style:family="paragraph">
      <style:paragraph-properties fo:break-before="page" style:snap-to-layout-grid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Textbody" style:family="paragraph">
      <style:text-properties style:font-name="Arial" style:font-name-complex="Arial" fo:color="#000000" fo:font-size="10pt" style:font-size-asian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Textbody" style:family="paragraph">
      <style:text-properties style:font-name="Arial" style:font-name-complex="Arial" fo:font-size="20pt" style:font-size-asian="20pt" style:font-size-complex="20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Textbody" style:family="paragraph">
      <style:text-properties style:font-name="Arial" style:font-name-complex="Arial"/>
    </style:style>
    <style:style style:name="P33" style:parent-style-name="Textbody" style:family="paragraph">
      <style:text-properties style:font-name="Arial" style:font-name-complex="Arial"/>
    </style:style>
    <style:style style:name="TableColumn35" style:family="table-column">
      <style:table-column-properties style:column-width="2.8312in" style:use-optimal-column-width="false"/>
    </style:style>
    <style:style style:name="TableColumn36" style:family="table-column">
      <style:table-column-properties style:column-width="0.2958in" style:use-optimal-column-width="false"/>
    </style:style>
    <style:style style:name="TableColumn37" style:family="table-column">
      <style:table-column-properties style:column-width="3.2687in" style:use-optimal-column-width="false"/>
    </style:style>
    <style:style style:name="Table34" style:family="table">
      <style:table-properties style:width="6.3958in" fo:margin-left="-0.075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Textbody" style:family="paragraph">
      <style:text-properties style:font-name="Arial" style:font-name-complex="Arial" fo:color="#000000" fo:font-size="10pt" style:font-size-asian="10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Textbody" style:family="paragraph">
      <style:paragraph-properties style:snap-to-layout-grid="false"/>
      <style:text-properties style:font-name="Arial" style:font-name-complex="Arial" fo:color="#0000FF" fo:font-size="10pt" style:font-size-asian="10pt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Textbody" style:family="paragraph">
      <style:text-properties style:font-name="Arial" style:font-name-complex="Arial" fo:color="#000000" fo:font-size="10pt" style:font-size-asian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Textbody" style:family="paragraph">
      <style:paragraph-properties style:snap-to-layout-grid="false"/>
      <style:text-properties style:font-name="Arial" style:font-name-complex="Arial" fo:font-size="20pt" style:font-size-asian="20pt" style:font-size-complex="20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Textbody" style:family="paragraph">
      <style:text-properties style:font-name="Arial" style:font-name-complex="Arial" fo:font-size="20pt" style:font-size-asian="20pt" style:font-size-complex="20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Textbody" style:family="paragraph">
      <style:text-properties style:font-name="Arial" style:font-name-complex="Arial" fo:font-size="15pt" style:font-size-asian="15pt" style:font-size-complex="15pt"/>
    </style:style>
    <style:style style:name="P52" style:parent-style-name="Textbody" style:family="paragraph">
      <style:text-properties style:font-name="Arial" style:font-name-complex="Arial"/>
    </style:style>
    <style:style style:name="TableColumn54" style:family="table-column">
      <style:table-column-properties style:column-width="1.2986in" style:use-optimal-column-width="false"/>
    </style:style>
    <style:style style:name="TableColumn55" style:family="table-column">
      <style:table-column-properties style:column-width="5.1569in" style:use-optimal-column-width="false"/>
    </style:style>
    <style:style style:name="Table53" style:family="table">
      <style:table-properties style:width="6.4555in" fo:margin-left="-0.0784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Textbody" style:family="paragraph">
      <style:paragraph-properties style:snap-to-layout-grid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Textbody" style:family="paragraph">
      <style:paragraph-properties>
        <style:tab-stops>
          <style:tab-stop style:type="left" style:position="1.375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Textbody" style:family="paragraph">
      <style:paragraph-properties style:snap-to-layout-grid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Textbody" style:family="paragraph">
      <style:text-properties style:font-name="Arial" style:font-name-complex="Arial" fo:color="#000000" fo:font-size="10pt" style:font-size-asian="10pt"/>
    </style:style>
    <style:style style:name="P71" style:parent-style-name="Textbody" style:family="paragraph">
      <style:text-properties style:font-name="Arial" style:font-name-complex="Arial" fo:color="#0000FF" fo:font-size="10pt" style:font-size-asian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Textbody" style:family="paragraph">
      <style:paragraph-properties style:snap-to-layout-grid="false"/>
      <style:text-properties fo:font-weight="bold" style:font-weight-asian="bold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Textbody" style:family="paragraph">
      <style:text-properties style:font-name="Arial" style:font-name-complex="Arial" fo:color="#000000" fo:font-size="10pt" style:font-size-asian="10pt"/>
    </style:style>
    <style:style style:name="P80" style:parent-style-name="Textbody" style:family="paragraph">
      <style:paragraph-properties fo:break-before="page"/>
    </style:style>
    <style:style style:name="TableColumn82" style:family="table-column">
      <style:table-column-properties style:column-width="1.2972in" style:use-optimal-column-width="false"/>
    </style:style>
    <style:style style:name="TableColumn83" style:family="table-column">
      <style:table-column-properties style:column-width="5.1583in" style:use-optimal-column-width="false"/>
    </style:style>
    <style:style style:name="Table81" style:family="table">
      <style:table-properties style:width="6.4555in" fo:margin-left="-0.0784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Textbody" style:family="paragraph">
      <style:paragraph-properties style:snap-to-layout-grid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96" style:parent-style-name="Absatz-Standardschriftart" style:family="text">
      <style:text-properties style:font-name="Arial" style:font-name-asian="Arial" style:font-name-complex="Arial" fo:color="#000000" fo:font-size="10pt" style:font-size-asian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style:line-height-at-least="0.3125in"/>
      <style:text-properties fo:font-weight="bold" style:font-weight-asian="bold" fo:font-size="12pt" style:font-size-asian="12pt" style:font-size-complex="12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" style:parent-style-name="Textbody" style:family="paragraph">
      <style:paragraph-properties style:snap-to-layout-grid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line-height-at-least="0.3125in"/>
      <style:text-properties style:font-name="Arial" style:font-name-complex="Arial" fo:color="#0000FF" fo:font-size="10pt" style:font-size-asian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" style:parent-style-name="Textbody" style:family="paragraph">
      <style:paragraph-properties style:snap-to-layout-grid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15" style:family="table-row">
      <style:table-row-properties style:min-row-height="0.1097in" style:use-optimal-row-height="false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Textbody" style:family="paragraph">
      <style:paragraph-properties fo:break-before="page"/>
    </style:style>
    <style:style style:name="TableColumn121" style:family="table-column">
      <style:table-column-properties style:column-width="0.4687in" style:use-optimal-column-width="false"/>
    </style:style>
    <style:style style:name="TableColumn122" style:family="table-column">
      <style:table-column-properties style:column-width="0.0986in" style:use-optimal-column-width="false"/>
    </style:style>
    <style:style style:name="TableColumn123" style:family="table-column">
      <style:table-column-properties style:column-width="1.5854in" style:use-optimal-column-width="false"/>
    </style:style>
    <style:style style:name="TableColumn124" style:family="table-column">
      <style:table-column-properties style:column-width="0.8756in" style:use-optimal-column-width="false"/>
    </style:style>
    <style:style style:name="TableColumn125" style:family="table-column">
      <style:table-column-properties style:column-width="3.4368in" style:use-optimal-column-width="false"/>
    </style:style>
    <style:style style:name="Table120" style:family="table">
      <style:table-properties style:width="6.4652in" fo:margin-left="-0.0784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131" style:parent-style-name="Absatz-Standardschriftart" style:family="text">
      <style:text-properties style:font-name="Arial" style:font-name-complex="Arial" fo:font-size="10pt" style:font-size-asian="10pt"/>
    </style:style>
    <style:style style:name="T132" style:parent-style-name="Absatz-Standardschriftart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33" style:parent-style-name="Absatz-Standardschriftart" style:family="text">
      <style:text-properties style:font-name="Arial" style:font-name-complex="Arial" fo:font-size="10pt" style:font-size-asian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body" style:family="paragraph">
      <style:text-properties style:font-name="Arial" style:font-name-complex="Arial" fo:font-size="8.5pt" style:font-size-asian="8.5pt" style:font-size-complex="8.5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Textbody" style:family="paragraph">
      <style:text-properties style:font-name="Arial" style:font-name-complex="Arial" fo:color="#000000" fo:font-size="10pt" style:font-size-asian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5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" style:parent-style-name="Standard" style:family="paragraph">
      <style:paragraph-properties style:snap-to-layout-grid="false" style:line-height-at-least="0.1736in"/>
      <style:text-properties style:font-name="Arial" style:font-name-complex="Arial" fo:font-size="10pt" style:font-size-asian="10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style:line-height-at-least="0.1736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extbody" style:family="paragraph">
      <style:text-properties fo:font-weight="bold" style:font-weight-asian="bold" fo:font-size="12pt" style:font-size-asian="12pt" style:font-size-complex="12pt"/>
    </style:style>
    <style:style style:name="P168" style:parent-style-name="Textbody" style:family="paragraph">
      <style:text-properties fo:font-weight="bold" style:font-weight-asian="bold" fo:font-size="12pt" style:font-size-asian="12pt" style:font-size-complex="12pt"/>
    </style:style>
    <style:style style:name="P169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70" style:family="table-row">
      <style:table-row-properties style:min-row-height="0.2895in"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olumn174" style:family="table-column">
      <style:table-column-properties style:column-width="0.4118in"/>
    </style:style>
    <style:style style:name="TableColumn175" style:family="table-column">
      <style:table-column-properties style:column-width="5.4979in"/>
    </style:style>
    <style:style style:name="Table173" style:family="table">
      <style:table-properties style:width="5.9097in" fo:margin-left="0in" table:align="left"/>
    </style:style>
    <style:style style:name="TableRow176" style:family="table-row">
      <style:table-row-properties style:min-row-height="0.0361in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81" style:family="table-row">
      <style:table-row-properties style:min-row-height="0.0361in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86" style:family="table-row">
      <style:table-row-properties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91" style:family="table-row">
      <style:table-row-properties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P196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97" style:family="table-row">
      <style:table-row-properties style:min-row-height="0.0361in"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P204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205" style:family="table-row">
      <style:table-row-properties style:min-row-height="0.0361in" style:use-optimal-row-height="false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" style:parent-style-name="Standard" style:family="paragraph">
      <style:paragraph-properties style:line-height-at-least="0.1736in"/>
    </style:style>
    <style:style style:name="T208" style:parent-style-name="Absatz-Standardschriftart" style:family="text">
      <style:text-properties style:font-name="Arial" style:font-name-complex="Arial" fo:font-weight="bold" style:font-weight-asian="bold" fo:font-size="10pt" style:font-size-asian="10pt"/>
    </style:style>
    <style:style style:name="T209" style:parent-style-name="Absatz-Standardschriftart" style:family="text">
      <style:text-properties style:font-name="Arial" style:font-name-complex="Arial" fo:font-size="10pt" style:font-size-asian="10pt"/>
    </style:style>
    <style:style style:name="T210" style:parent-style-name="Absatz-Standardschriftart" style:family="text">
      <style:text-properties style:font-name="Arial" style:font-name-complex="Arial" fo:font-size="10pt" style:font-size-asian="10pt"/>
    </style:style>
    <style:style style:name="T211" style:parent-style-name="Absatz-Standardschriftart" style:family="text">
      <style:text-properties style:font-name="Arial" style:font-name-complex="Arial" fo:font-size="10pt" style:font-size-asian="10pt"/>
    </style:style>
    <style:style style:name="T212" style:parent-style-name="Absatz-Standardschriftart" style:family="text">
      <style:text-properties style:font-name="Arial" style:font-name-complex="Arial" fo:font-size="10pt" style:font-size-asian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16" style:family="table-row">
      <style:table-row-properties style:min-row-height="0.0361in" style:use-optimal-row-height="false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" style:parent-style-name="Standard" style:family="paragraph">
      <style:paragraph-properties style:line-height-at-least="0.1736in"/>
    </style:style>
    <style:style style:name="T219" style:parent-style-name="Absatz-Standardschriftart" style:family="text">
      <style:text-properties style:font-name="Verdana" style:font-name-complex="Arial" fo:font-weight="bold" style:font-weight-asian="bold" fo:color="#000000" fo:font-size="10pt" style:font-size-asian="10pt"/>
    </style:style>
    <style:style style:name="T220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221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222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26" style:family="table-row">
      <style:table-row-properties style:min-row-height="0.0361in" style:use-optimal-row-height="false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28" style:parent-style-name="Absatz-Standardschriftart" style:family="text">
      <style:text-properties style:font-name="Verdana" style:font-name-complex="Arial" fo:font-weight="bold" style:font-weight-asian="bold" fo:color="#000000" fo:font-size="10pt" style:font-size-asian="10pt"/>
    </style:style>
    <style:style style:name="T229" style:parent-style-name="Absatz-Standardschriftart" style:family="text">
      <style:text-properties style:font-name="Verdana" style:font-name-complex="Arial" fo:font-weight="bold" style:font-weight-asian="bold" fo:color="#000000" fo:font-size="10pt" style:font-size-asian="10pt"/>
    </style:style>
    <style:style style:name="T230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34" style:family="table-row">
      <style:table-row-properties style:min-row-height="0.0361in"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background-color="#FFFFFF"/>
      <style:text-properties style:font-name="Verdana" style:font-name-complex="Arial" fo:font-weight="bold" style:font-weight-asian="bold" fo:color="#000000" fo:font-size="10pt" style:font-size-asian="10pt"/>
    </style:style>
    <style:style style:name="P237" style:parent-style-name="Standard" style:list-style-name="WW8Num20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38" style:parent-style-name="Standard" style:list-style-name="WW8Num20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39" style:parent-style-name="Standard" style:list-style-name="WW8Num20" style:family="paragraph">
      <style:paragraph-properties fo:margin-bottom="0.1944in" fo:background-color="#FFFFFF"/>
      <style:text-properties style:font-name="Verdana" style:font-name-complex="Arial" fo:color="#000000" fo:font-size="10pt" style:font-size-asian="10pt"/>
    </style:style>
    <style:style style:name="P240" style:parent-style-name="Standard" style:list-style-name="WW8Num20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style:snap-to-layout-grid="false" style:line-height-at-least="0.1736in"/>
      <style:text-properties style:font-name="Arial" style:font-name-complex="Arial" fo:font-size="10pt" style:font-size-asian="10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margin-bottom="0.1944in" style:line-height-at-least="0.1736in"/>
      <style:text-properties style:font-name="Arial" style:font-name-complex="Arial" fo:color="#000000" fo:font-size="10pt" style:font-size-asian="10pt"/>
    </style:style>
    <style:style style:name="P245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46" style:family="table-row">
      <style:table-row-properties style:min-row-height="0.0361in"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background-color="#FFFFFF"/>
      <style:text-properties style:font-name="Verdana" style:font-name-complex="Arial" fo:font-weight="bold" style:font-weight-asian="bold" fo:color="#000000" fo:font-size="10pt" style:font-size-asian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style:line-height-at-least="0.1736in"/>
    </style:style>
    <style:style style:name="T252" style:parent-style-name="Absatz-Standardschriftart" style:family="text">
      <style:text-properties style:font-name="Arial" style:font-name-complex="Arial" fo:color="#000000" fo:font-size="10pt" style:font-size-asian="10pt"/>
    </style:style>
    <style:style style:name="P253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54" style:family="table-row">
      <style:table-row-properties style:min-row-height="0.0361in"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background-color="#FFFFFF"/>
      <style:text-properties style:font-name="Verdana" style:font-name-complex="Arial" fo:font-weight="bold" style:font-weight-asian="bold" fo:color="#000000" fo:font-size="10pt" style:font-size-asian="10pt"/>
    </style:style>
    <style:style style:name="P257" style:parent-style-name="Standard" style:list-style-name="WW8Num7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58" style:parent-style-name="Standard" style:list-style-name="WW8Num7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59" style:parent-style-name="Standard" style:list-style-name="WW8Num7" style:family="paragraph">
      <style:paragraph-properties fo:margin-bottom="0.1944in" fo:background-color="#FFFFFF"/>
      <style:text-properties style:font-name="Verdana" style:font-name-complex="Arial" fo:color="#000000" fo:font-size="10pt" style:font-size-asian="10pt"/>
    </style:style>
    <style:style style:name="P260" style:parent-style-name="Standard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 style:line-height-at-least="0.1736in"/>
      <style:text-properties style:font-name="Arial" style:font-name-complex="Arial" fo:font-size="10pt" style:font-size-asian="10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 style:line-height-at-least="0.1736in"/>
    </style:style>
    <style:style style:name="T265" style:parent-style-name="Absatz-Standardschriftart" style:family="text">
      <style:text-properties style:font-name="Arial" style:font-name-asian="Arial" style:font-name-complex="Arial" fo:color="#000000" fo:font-size="10pt" style:font-size-asian="10pt"/>
    </style:style>
    <style:style style:name="TableRow266" style:family="table-row">
      <style:table-row-properties style:min-row-height="0.0361in"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.1944in" fo:background-color="#FFFFFF"/>
    </style:style>
    <style:style style:name="T269" style:parent-style-name="Absatz-Standardschriftart" style:family="text">
      <style:text-properties style:font-name="Verdana,Arial" style:font-name-asian="Verdana,Arial" style:font-name-complex="Verdana,Arial" fo:font-weight="bold" style:font-weight-asian="bold" style:font-weight-complex="bold" fo:color="#000000" fo:font-size="10pt" style:font-size-asian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style:snap-to-layout-grid="false" style:line-height-at-least="0.1736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top="0.1944in" fo:margin-bottom="0.1944in" style:line-height-at-least="0.1736in"/>
    </style:style>
    <style:style style:name="T274" style:parent-style-name="Absatz-Standardschriftart" style:family="text">
      <style:text-properties style:font-name="Arial" style:font-name-asian="Arial" style:font-name-complex="Arial" fo:font-size="10pt" style:font-size-asian="10pt"/>
    </style:style>
    <style:style style:name="P275" style:parent-style-name="Standard" style:family="paragraph">
      <style:paragraph-properties fo:margin-top="0.1944in" fo:margin-bottom="0.1944in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Row276" style:family="table-row">
      <style:table-row-properties style:min-row-height="0.0361in" style:use-optimal-row-height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style:line-height-at-least="0.1736in"/>
      <style:text-properties fo:font-weight="bold" style:font-weight-asian="bold" fo:font-size="12pt" style:font-size-asian="12pt" style:font-size-complex="12pt"/>
    </style:style>
    <style:style style:name="TableRow279" style:family="table-row">
      <style:table-row-properties style:min-row-height="0.0361in"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84" style:family="table-row">
      <style:table-row-properties style:min-row-height="0.0361in"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287" style:family="table-row">
      <style:table-row-properties style:min-row-height="0.0361in"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P292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93" style:family="table-row">
      <style:table-row-properties style:min-row-height="0.0361in" style:use-optimal-row-height="false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98" style:family="table-row">
      <style:table-row-properties style:min-row-height="0.0361in"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style:line-height-at-least="0.1736in"/>
      <style:text-properties fo:font-weight="bold" style:font-weight-asian="bold" fo:font-size="12pt" style:font-size-asian="12pt" style:font-size-complex="12pt"/>
    </style:style>
    <style:style style:name="TableRow301" style:family="table-row">
      <style:table-row-properties style:min-row-height="0.0361in" style:use-optimal-row-height="false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P306" style:parent-style-name="Standard" style:family="paragraph">
      <style:paragraph-properties fo:margin-top="0.1944in" fo:margin-bottom="0.1944in" style:line-height-at-least="0.1736in"/>
      <style:text-properties style:font-name="Arial" style:font-name-complex="Arial" fo:color="#0000FF" fo:font-size="10pt" style:font-size-asian="10pt"/>
    </style:style>
    <style:style style:name="TableRow307" style:family="table-row">
      <style:table-row-properties style:min-row-height="0.0361in"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style:line-height-at-least="0.1736in"/>
      <style:text-properties fo:font-weight="bold" style:font-weight-asian="bold" fo:font-size="12pt" style:font-size-asian="12pt" style:font-size-complex="12pt"/>
    </style:style>
    <style:style style:name="TableRow310" style:family="table-row">
      <style:table-row-properties style:min-row-height="0.0361in"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315" style:family="table-row">
      <style:table-row-properties style:min-row-height="0.0361in" style:use-optimal-row-height="false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18" style:family="table-row">
      <style:table-row-properties style:min-row-height="0.0361in"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21" style:family="table-row">
      <style:table-row-properties style:min-row-height="0.0361in"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extbody" style:family="paragraph">
      <style:text-properties style:font-name="Arial" style:font-name-complex="Arial" fo:color="#0000FF" fo:font-size="10pt" style:font-size-asian="10pt"/>
    </style:style>
    <style:style style:name="TableRow324" style:family="table-row">
      <style:table-row-properties style:min-row-height="0.0361in"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27" style:family="table-row">
      <style:table-row-properties style:min-row-height="0.0361in"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Row330" style:family="table-row">
      <style:table-row-properties style:min-row-height="0.0361in"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33" style:family="table-row">
      <style:table-row-properties style:min-row-height="0.0361in" style:use-optimal-row-height="false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" style:parent-style-name="Textbody" style:family="paragraph">
      <style:paragraph-properties style:snap-to-layout-grid="false"/>
      <style:text-properties fo:font-weight="bold" style:font-weight-asian="bold" fo:font-size="12pt" style:font-size-asian="12pt" style:font-size-complex="12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Textbody" style:family="paragraph">
      <style:text-properties style:font-name="Arial" style:font-name-complex="Arial" fo:color="#0000FF" fo:font-size="10pt" style:font-size-asian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/></text:p>
          </table:table-cell>
          <table:table-cell table:style-name="TableCell26">
            <text:p text:style-name="P27">Stand</text:p>
          </table:table-cell>
        </table:table-row>
        <table:table-row table:style-name="TableRow28">
          <table:table-cell table:style-name="TableCell29">
            <text:p text:style-name="P30">Projektdefinition</text:p>
          </table:table-cell>
          <table:table-cell table:style-name="TableCell31">
            <text:p text:style-name="P32">20.04.2015</text:p>
          </table:table-cell>
        </table:table-row>
      </table:table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Kunde</text:p>
          </table:table-cell>
          <table:table-cell table:style-name="TableCell41">
            <text:p text:style-name="P42"/>
          </table:table-cell>
          <table:table-cell table:style-name="TableCell43">
            <text:p text:style-name="P44">Projektbezeichnug</text:p>
          </table:table-cell>
        </table:table-row>
        <table:table-row table:style-name="TableRow45">
          <table:table-cell table:style-name="TableCell46">
            <text:p text:style-name="P47">Stadt Dortmund</text:p>
          </table:table-cell>
          <table:table-cell table:style-name="TableCell48">
            <text:p text:style-name="P49">-</text:p>
          </table:table-cell>
          <table:table-cell table:style-name="TableCell50">
            <text:p text:style-name="P51">KVS(Klientenverwaltungssystem)</text:p>
          </table:table-cell>
        </table:table-row>
      </table:table>
      <text:p text:style-name="P52"/>
      <text:p text:style-name="Textbody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 table:number-columns-spanned="2">
            <text:p text:style-name="P58">1 Einleitung</text:p>
          </table:table-cell>
          <table:covered-table-cell/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Textbody">Wie aus dem Namen deutlich wird soll das KVS ein Programm zur Verwaltung von Klientendaten werden. Dabei soll das KVS nicht für den wirtschaftlichen Bereich optimiert werden, sondern für die <text:s/>Unterstützung im sozialen.</text:p>
          </table:table-cell>
        </table:table-row>
        <table:table-row table:style-name="TableRow63">
          <table:table-cell table:style-name="TableCell64" table:number-columns-spanned="2">
            <text:p text:style-name="P65">1.1 Ziele<text:tab/></text:p>
          </table:table-cell>
          <table:covered-table-cell/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>Das Ziel ist ein lauffähiges Programm, das Klientendaten persistent speichern kann. Die dazu notwendige Datenbank soll in der Lage sein auf die Anfragen mehrerer Clients fast gleichzeitig zu antworten.</text:p>
            <text:p text:style-name="P71"/>
          </table:table-cell>
        </table:table-row>
        <table:table-row table:style-name="TableRow72">
          <table:table-cell table:style-name="TableCell73" table:number-columns-spanned="2">
            <text:p text:style-name="P74">1.2 Rahmenbedingungen</text:p>
          </table:table-cell>
          <table:covered-table-cell/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Das KVS Projekt soll in einem Semester fertig gestellt werden. Es soll im Rahmen des SWT B Moduls entstehen, daher sollen keinerlei Kosten anfallen.</text:p>
          </table:table-cell>
        </table:table-row>
      </table:table>
      <text:p text:style-name="Textbody"/>
      <text:p text:style-name="P80"/>
      <text:p text:style-name="Textbody"/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 table:number-columns-spanned="2">
            <text:p text:style-name="P86">2 Projektgegenstand</text:p>
          </table:table-cell>
          <table:covered-table-cell/>
        </table:table-row>
        <table:table-row table:style-name="TableRow87">
          <table:table-cell table:style-name="TableCell88" table:number-columns-spanned="2">
            <text:p text:style-name="Textbody">In diesem Kapitel werden die Leistungen des Projektes beschrieben.</text:p>
          </table:table-cell>
          <table:covered-table-cell/>
        </table:table-row>
        <table:table-row table:style-name="TableRow89">
          <table:table-cell table:style-name="TableCell90" table:number-columns-spanned="2">
            <text:p text:style-name="P91">2.1 Systemstruktur</text:p>
          </table:table-cell>
          <table:covered-table-cell/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Textbody"><text:span text:style-name="T96">Vorgegeben ist die Programmiersprache Java, die wir auch verwenden werden. Als Datenbank wollen wir MySQL verwenden.</text:span></text:p>
          </table:table-cell>
        </table:table-row>
        <table:table-row table:style-name="TableRow97">
          <table:table-cell table:style-name="TableCell98" table:number-columns-spanned="2">
            <text:p text:style-name="P99">2.2 Umfeld</text:p>
          </table:table-cell>
          <table:covered-table-cell/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 table:number-columns-spanned="2">
            <text:p text:style-name="P107">2.3 IST-Zustand</text:p>
          </table:table-cell>
          <table:covered-table-cell/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Textbody">Aktuell steht nur die Projektdefinition und die auch erst grob. Dazu kommt noch ein Klassendiagramm als OOA.</text:p>
          </table:table-cell>
        </table:table-row>
        <table:table-row table:style-name="TableRow112">
          <table:table-cell table:style-name="TableCell113" table:number-columns-spanned="2">
            <text:p text:style-name="P114">2.4 SOLL-Zustand</text:p>
          </table:table-cell>
          <table:covered-table-cell/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Textbody">Am Ende soll ein fertiges, das heißt funktionstüchtiges Programm stehen.</text:p>
          </table:table-cell>
        </table:table-row>
      </table:table>
      <text:p text:style-name="P119"/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 table:number-columns-spanned="5">
            <text:p text:style-name="P128">3 Produktanforderungen</text:p>
          </table:table-cell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5">
            <text:p text:style-name="Textbody"><text:span text:style-name="T131">In den nachstehenden Unterkapiteln werden die Produktanforderungen<text:s/></text:span><text:span text:style-name="T132">grob</text:span><text:span text:style-name="T133"><text:s/>beschriebe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4">
          <table:table-cell table:style-name="TableCell135" table:number-columns-spanned="5">
            <text:p text:style-name="P136">3.1 Anforderungen an die Funktionalität</text:p>
          </table:table-cell>
          <table:covered-table-cell/>
          <table:covered-table-cell/>
          <table:covered-table-cell/>
          <table:covered-table-cell/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 table:number-columns-spanned="4">
            <text:p text:style-name="P141"/>
          </table:table-cell>
          <table:covered-table-cell/>
          <table:covered-table-cell/>
          <table:covered-table-cell/>
        </table:table-row>
        <table:table-row table:style-name="TableRow142">
          <table:table-cell table:style-name="TableCell143" table:number-columns-spanned="5">
            <text:p text:style-name="P144">3.2 Anforderungen an die Benutzerschnittstelle</text:p>
          </table:table-cell>
          <table:covered-table-cell/>
          <table:covered-table-cell/>
          <table:covered-table-cell/>
          <table:covered-table-cell/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 table:number-columns-spanned="4">
            <text:p text:style-name="P149">Die Zielgruppe sind ungeübte User; ohne tiefe technische Kentnisse.</text:p>
          </table:table-cell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5">
            <text:p text:style-name="P152">3.3 Anforderungen an Systemschnittstellen (techn. Integration)</text:p>
          </table:table-cell>
          <table:covered-table-cell/>
          <table:covered-table-cell/>
          <table:covered-table-cell/>
          <table:covered-table-cell/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 table:number-columns-spanned="4">
            <text:p text:style-name="Textbody"/>
          </table:table-cell>
          <table:covered-table-cell/>
          <table:covered-table-cell/>
          <table:covered-table-cell/>
        </table:table-row>
        <table:table-row table:style-name="TableRow157">
          <table:table-cell table:style-name="TableCell158" table:number-columns-spanned="5">
            <text:p text:style-name="P159">3.4 Anforderungen an die organisatorische Integration</text:p>
          </table:table-cell>
          <table:covered-table-cell/>
          <table:covered-table-cell/>
          <table:covered-table-cell/>
          <table:covered-table-cell/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 table:number-columns-spanned="4">
            <text:p text:style-name="P164"/>
          </table:table-cell>
          <table:covered-table-cell/>
          <table:covered-table-cell/>
          <table:covered-table-cell/>
        </table:table-row>
        <table:table-row table:style-name="TableRow165">
          <table:table-cell table:style-name="TableCell166" table:number-columns-spanned="5">
            <text:p text:style-name="P167">3.5 Produkt-Qualitätsanforderungen</text:p>
            <text:p text:style-name="P168"/>
            <text:p text:style-name="P169"/>
            <text:p text:style-name="Textbody"/>
          </table:table-cell>
          <table:covered-table-cell/>
          <table:covered-table-cell/>
          <table:covered-table-cell/>
          <table:covered-table-cell/>
        </table:table-row>
        <table:table-row table:style-name="TableRow170">
          <table:table-cell table:style-name="TableCell171" table:number-columns-spanned="5">
            <text:p text:style-name="P172">Im nachstehenden wird eine Übersicht über die relevanten Qualifikationsanforderungen vorgestellt.</text:p>
            <table:table table:style-name="Table173">
              <table:table-columns>
                <table:table-column table:style-name="TableColumn174"/>
                <table:table-column table:style-name="TableColumn175"/>
              </table:table-columns>
              <table:table-row table:style-name="TableRow176">
                <table:table-cell table:style-name="TableCell177">
                  <text:p text:style-name="P178">D</text:p>
                </table:table-cell>
                <table:table-cell table:style-name="TableCell179">
                  <text:p text:style-name="P180">Diese Anforderungen können gänzlich vernachlässigt werden.</text:p>
                </table:table-cell>
              </table:table-row>
              <table:table-row table:style-name="TableRow181">
                <table:table-cell table:style-name="TableCell182">
                  <text:p text:style-name="P183">C</text:p>
                </table:table-cell>
                <table:table-cell table:style-name="TableCell184">
                  <text:p text:style-name="P185">Diese Anforderungen sind 'im üblichen Umfang' umzusetzen.</text:p>
                </table:table-cell>
              </table:table-row>
              <table:table-row table:style-name="TableRow186">
                <table:table-cell table:style-name="TableCell187">
                  <text:p text:style-name="P188">B</text:p>
                </table:table-cell>
                <table:table-cell table:style-name="TableCell189">
                  <text:p text:style-name="P190">Diese Anforderungskategorie muss gezielt berücksichtigt werden.</text:p>
                </table:table-cell>
              </table:table-row>
              <table:table-row table:style-name="TableRow191">
                <table:table-cell table:style-name="TableCell192">
                  <text:p text:style-name="P193">A</text:p>
                </table:table-cell>
                <table:table-cell table:style-name="TableCell194">
                  <text:p text:style-name="P195">Diese Anforderungen müssen mit einem erheblichen Aufwand umgesetzt werden.</text:p>
                </table:table-cell>
              </table:table-row>
            </table:table>
            <text:p text:style-name="P196"/>
          </table:table-cell>
          <table:covered-table-cell/>
          <table:covered-table-cell/>
          <table:covered-table-cell/>
          <table:covered-table-cell/>
        </table:table-row>
        <table:table-row table:style-name="TableRow197">
          <table:table-cell table:style-name="TableCell198" table:number-columns-spanned="3">
            <text:p text:style-name="P199">Qualitätsmerkmal</text:p>
          </table:table-cell>
          <table:covered-table-cell/>
          <table:covered-table-cell/>
          <table:table-cell table:style-name="TableCell200">
            <text:p text:style-name="P201">Kategorie</text:p>
          </table:table-cell>
          <table:table-cell table:style-name="TableCell202">
            <text:p text:style-name="P203">Begründung</text:p>
            <text:p text:style-name="P204"/>
          </table:table-cell>
        </table:table-row>
        <table:table-row table:style-name="TableRow205">
          <table:table-cell table:style-name="TableCell206" table:number-columns-spanned="3">
            <text:p text:style-name="P207"><text:span text:style-name="T208">Änderbarkeit</text:span><text:span text:style-name="T209"><text:s/></text:span><text:span text:style-name="T210"><text:line-break/>(Analysierbarkeit, Modifizierbarkeit,</text:span><text:span text:style-name="T211"><text:line-break/>Stabilität,</text:span><text:span text:style-name="T212"><text:line-break/>Prüfbarkeit)</text:span></text:p>
          </table:table-cell>
          <table:covered-table-cell/>
          <table:covered-table-cell/>
          <table:table-cell table:style-name="TableCell213">
            <text:p text:style-name="Textbody">C</text:p>
          </table:table-cell>
          <table:table-cell table:style-name="TableCell214">
            <text:p text:style-name="P215">Änderbarkeit ist nur im „normalen“ Rahmen gefordert. Wir versuchen einen gut kommentierten Code zu schreiben, mit möglichst wenig Abhängigkeiten.</text:p>
          </table:table-cell>
        </table:table-row>
        <table:table-row table:style-name="TableRow216">
          <table:table-cell table:style-name="TableCell217" table:number-columns-spanned="3">
            <text:p text:style-name="P218"><text:span text:style-name="T219">Benutzbarkeit</text:span><text:span text:style-name="T220"><text:line-break/>Verständlichkeit</text:span><text:span text:style-name="T221"><text:line-break/>Erlernbarkeit</text:span><text:span text:style-name="T222"><text:line-break/>Bedienbarkeit</text:span></text:p>
          </table:table-cell>
          <table:covered-table-cell/>
          <table:covered-table-cell/>
          <table:table-cell table:style-name="TableCell223">
            <text:p text:style-name="Textbody">A</text:p>
          </table:table-cell>
          <table:table-cell table:style-name="TableCell224">
            <text:p text:style-name="P225">Da die Zielgruppe ungeübte Benutzer sind ist die Benutzbarkeit von höchster Wichtigkeit.</text:p>
          </table:table-cell>
        </table:table-row>
        <table:table-row table:style-name="TableRow226">
          <table:table-cell table:style-name="TableCell227" table:number-columns-spanned="3">
            <text:p text:style-name="Textbody"><text:span text:style-name="T228">Effizienz</text:span><text:span text:style-name="T229"><text:line-break/></text:span><text:span text:style-name="T230">Zeitverhalten Verbrauchsverhalten</text:span></text:p>
          </table:table-cell>
          <table:covered-table-cell/>
          <table:covered-table-cell/>
          <table:table-cell table:style-name="TableCell231">
            <text:p text:style-name="Textbody">C</text:p>
          </table:table-cell>
          <table:table-cell table:style-name="TableCell232">
            <text:p text:style-name="P233">Erwartet werden nicht all zuviele Benutzer, eine grobe Schätzung geht von weniger als 100 aus.</text:p>
          </table:table-cell>
        </table:table-row>
        <table:table-row table:style-name="TableRow234">
          <table:table-cell table:style-name="TableCell235" table:number-columns-spanned="3">
            <text:p text:style-name="P236">Funktionalität</text:p>
            <text:list text:style-name="WW8Num20" text:continue-numbering="true">
              <text:list-item>
                <text:p text:style-name="P237">Angemessenheit</text:p>
              </text:list-item>
            </text:list>
            <text:list text:style-name="WW8Num20" text:continue-numbering="true">
              <text:list-item>
                <text:p text:style-name="P238">Richtigkeit</text:p>
              </text:list-item>
              <text:list-item>
                <text:p text:style-name="P239">Interoperabilität</text:p>
              </text:list-item>
              <text:list-item>
                <text:p text:style-name="P240">Ordnungsmäßigkeit</text:p>
              </text:list-item>
            </text:list>
          </table:table-cell>
          <table:covered-table-cell/>
          <table:covered-table-cell/>
          <table:table-cell table:style-name="TableCell241">
            <text:p text:style-name="P242">A</text:p>
          </table:table-cell>
          <table:table-cell table:style-name="TableCell243">
            <text:p text:style-name="P244">Die Klientendaten sind äußerst wichtig und dürfen nicht verloren gehen.</text:p>
            <text:p text:style-name="P245"/>
          </table:table-cell>
        </table:table-row>
        <table:table-row table:style-name="TableRow246">
          <table:table-cell table:style-name="TableCell247" table:number-columns-spanned="3">
            <text:p text:style-name="P248">Sicherheit</text:p>
          </table:table-cell>
          <table:covered-table-cell/>
          <table:covered-table-cell/>
          <table:table-cell table:style-name="TableCell249">
            <text:p text:style-name="Textbody">A</text:p>
          </table:table-cell>
          <table:table-cell table:style-name="TableCell250">
            <text:p text:style-name="P251"><text:span text:style-name="T252">Personenbezogene Daten dürfen auf keinem Fall von Unbefugten eingesehen werden.</text:span></text:p>
            <text:p text:style-name="P253"/>
          </table:table-cell>
        </table:table-row>
        <table:table-row table:style-name="TableRow254">
          <table:table-cell table:style-name="TableCell255" table:number-columns-spanned="3">
            <text:p text:style-name="P256">Übertragbarkeit</text:p>
            <text:list text:style-name="WW8Num7" text:continue-numbering="true">
              <text:list-item>
                <text:p text:style-name="P257">Anpassbarkeit</text:p>
              </text:list-item>
            </text:list>
            <text:list text:style-name="WW8Num7" text:continue-numbering="true">
              <text:list-item>
                <text:p text:style-name="P258">Installierbarkeit</text:p>
              </text:list-item>
              <text:list-item>
                <text:p text:style-name="P259">Konformität</text:p>
              </text:list-item>
            </text:list>
            <text:p text:style-name="P260">Austauschbarkeit</text:p>
          </table:table-cell>
          <table:covered-table-cell/>
          <table:covered-table-cell/>
          <table:table-cell table:style-name="TableCell261">
            <text:p text:style-name="P262">C</text:p>
          </table:table-cell>
          <table:table-cell table:style-name="TableCell263">
            <text:p text:style-name="P264"><text:span text:style-name="T265">Es wäre schön, ist aber nicht von elementarer Wichtigkeit.</text:span></text:p>
          </table:table-cell>
        </table:table-row>
        <table:table-row table:style-name="TableRow266">
          <table:table-cell table:style-name="TableCell267" table:number-columns-spanned="3">
            <text:p text:style-name="P268"><text:span text:style-name="T269">Zuverlässigkeit</text:span></text:p>
          </table:table-cell>
          <table:covered-table-cell/>
          <table:covered-table-cell/>
          <table:table-cell table:style-name="TableCell270">
            <text:p text:style-name="P271">C</text:p>
          </table:table-cell>
          <table:table-cell table:style-name="TableCell272">
            <text:p text:style-name="P273"><text:span text:style-name="T274">Ein seltener Absturz der Software soll gewährleistet werden.</text:span></text:p>
            <text:p text:style-name="P275"/>
          </table:table-cell>
        </table:table-row>
        <table:table-row table:style-name="TableRow276">
          <table:table-cell table:style-name="TableCell277" table:number-columns-spanned="5">
            <text:p text:style-name="P278">3.5 Abgrenzung</text:p>
          </table:table-cell>
          <table:covered-table-cell/>
          <table:covered-table-cell/>
          <table:covered-table-cell/>
          <table:covered-table-cell/>
        </table:table-row>
        <table:table-row table:style-name="TableRow279">
          <table:table-cell table:style-name="TableCell280" table:number-columns-spanned="2">
            <text:p text:style-name="P281"/>
          </table:table-cell>
          <table:covered-table-cell/>
          <table:table-cell table:style-name="TableCell282" table:number-columns-spanned="3">
            <text:p text:style-name="P283"/>
          </table:table-cell>
          <table:covered-table-cell/>
          <table:covered-table-cell/>
        </table:table-row>
        <table:table-row table:style-name="TableRow284">
          <table:table-cell table:style-name="TableCell285" table:number-columns-spanned="5">
            <text:p text:style-name="P286">4. Durchführung</text:p>
          </table:table-cell>
          <table:covered-table-cell/>
          <table:covered-table-cell/>
          <table:covered-table-cell/>
          <table:covered-table-cell/>
        </table:table-row>
        <table:table-row table:style-name="TableRow287">
          <table:table-cell table:style-name="TableCell288" table:number-columns-spanned="2">
            <text:p text:style-name="P289"/>
          </table:table-cell>
          <table:covered-table-cell/>
          <table:table-cell table:style-name="TableCell290" table:number-columns-spanned="3">
            <text:p text:style-name="P291">Zunächst einmal soll das Projekt mit Diagrammen und Beschreibungen definiert werden. Dieser Schritt soll möglichst präzise sein, denn darauf fußt die folgende Arbeit.</text:p>
            <text:p text:style-name="P292">Als nächstes soll mit dem Programmieren begonnen werden, Ziel ist ein einfacher, präsentierbarer Prototyp. Dieser soll in den folgenden Wochen verfeinert werden.</text:p>
          </table:table-cell>
          <table:covered-table-cell/>
          <table:covered-table-cell/>
        </table:table-row>
        <table:table-row table:style-name="TableRow293">
          <table:table-cell table:style-name="TableCell294" table:number-columns-spanned="2">
            <text:p text:style-name="P295"/>
          </table:table-cell>
          <table:covered-table-cell/>
          <table:table-cell table:style-name="TableCell296" table:number-columns-spanned="3">
            <text:p text:style-name="P297"/>
          </table:table-cell>
          <table:covered-table-cell/>
          <table:covered-table-cell/>
        </table:table-row>
        <table:table-row table:style-name="TableRow298">
          <table:table-cell table:style-name="TableCell299" table:number-columns-spanned="5">
            <text:p text:style-name="P300">5. Risiken</text:p>
          </table:table-cell>
          <table:covered-table-cell/>
          <table:covered-table-cell/>
          <table:covered-table-cell/>
          <table:covered-table-cell/>
        </table:table-row>
        <table:table-row table:style-name="TableRow301">
          <table:table-cell table:style-name="TableCell302" table:number-columns-spanned="2">
            <text:p text:style-name="P303"/>
          </table:table-cell>
          <table:covered-table-cell/>
          <table:table-cell table:style-name="TableCell304" table:number-columns-spanned="3">
            <text:p text:style-name="P305"/>
            <text:p text:style-name="P306"/>
          </table:table-cell>
          <table:covered-table-cell/>
          <table:covered-table-cell/>
        </table:table-row>
        <table:table-row table:style-name="TableRow307">
          <table:table-cell table:style-name="TableCell308" table:number-columns-spanned="5">
            <text:p text:style-name="P309">6. Offene Punkte</text:p>
          </table:table-cell>
          <table:covered-table-cell/>
          <table:covered-table-cell/>
          <table:covered-table-cell/>
          <table:covered-table-cell/>
        </table:table-row>
        <table:table-row table:style-name="TableRow310">
          <table:table-cell table:style-name="TableCell311" table:number-columns-spanned="2">
            <text:p text:style-name="P312"/>
          </table:table-cell>
          <table:covered-table-cell/>
          <table:table-cell table:style-name="TableCell313" table:number-columns-spanned="3">
            <text:p text:style-name="P314"/>
          </table:table-cell>
          <table:covered-table-cell/>
          <table:covered-table-cell/>
        </table:table-row>
        <table:table-row table:style-name="TableRow315">
          <table:table-cell table:style-name="TableCell316" table:number-columns-spanned="5">
            <text:p text:style-name="P317">7. Anhang</text:p>
          </table:table-cell>
          <table:covered-table-cell/>
          <table:covered-table-cell/>
          <table:covered-table-cell/>
          <table:covered-table-cell/>
        </table:table-row>
        <table:table-row table:style-name="TableRow318">
          <table:table-cell table:style-name="TableCell319" table:number-columns-spanned="5">
            <text:p text:style-name="P320">7.1 Glossar</text:p>
          </table:table-cell>
          <table:covered-table-cell/>
          <table:covered-table-cell/>
          <table:covered-table-cell/>
          <table:covered-table-cell/>
        </table:table-row>
        <table:table-row table:style-name="TableRow321">
          <table:table-cell table:style-name="TableCell322" table:number-columns-spanned="5">
            <text:p text:style-name="P323"/>
          </table:table-cell>
          <table:covered-table-cell/>
          <table:covered-table-cell/>
          <table:covered-table-cell/>
          <table:covered-table-cell/>
        </table:table-row>
        <table:table-row table:style-name="TableRow324">
          <table:table-cell table:style-name="TableCell325" table:number-columns-spanned="5">
            <text:p text:style-name="P326">7.2 Quellen</text:p>
          </table:table-cell>
          <table:covered-table-cell/>
          <table:covered-table-cell/>
          <table:covered-table-cell/>
          <table:covered-table-cell/>
        </table:table-row>
        <table:table-row table:style-name="TableRow327">
          <table:table-cell table:style-name="TableCell328" table:number-columns-spanned="5">
            <text:p text:style-name="P329"/>
          </table:table-cell>
          <table:covered-table-cell/>
          <table:covered-table-cell/>
          <table:covered-table-cell/>
          <table:covered-table-cell/>
        </table:table-row>
        <table:table-row table:style-name="TableRow330">
          <table:table-cell table:style-name="TableCell331" table:number-columns-spanned="5">
            <text:p text:style-name="P332">7.3 Mitgeltende Unterlagen</text:p>
          </table:table-cell>
          <table:covered-table-cell/>
          <table:covered-table-cell/>
          <table:covered-table-cell/>
          <table:covered-table-cell/>
        </table:table-row>
        <table:table-row table:style-name="TableRow333">
          <table:table-cell table:style-name="TableCell334" table:number-columns-spanned="2">
            <text:p text:style-name="P335"/>
          </table:table-cell>
          <table:covered-table-cell/>
          <table:table-cell table:style-name="TableCell336" table:number-columns-spanned="3">
            <text:p text:style-name="P337"/>
          </table:table-cell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etaBoldLF-Roman, 'Segoe UI Sem" svg:font-family="MetaBoldLF-Roman, 'Segoe UI Sem" style:font-family-generic="swiss" style:font-pitch="variable"/>
    <style:font-face style:name="MetaNormalLF-Roman, 'Century Go" svg:font-family="MetaNormalLF-Roman, 'Century G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etaNormalLF-Italic, 'MV Boli'" svg:font-family="MetaNormalLF-Italic, 'MV Boli'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Verdana" svg:font-family="Verdana" style:font-family-generic="swiss" style:font-pitch="variable" svg:panose-1="2 11 6 4 3 5 4 4 2 4"/>
    <style:font-face style:name="Verdana,Arial" svg:font-family="Verdana,Arial" style:font-family-generic="roman" svg:panose-1="0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3333in" fo:margin-bottom="0.0833in"/>
      <style:text-properties style:font-name="MetaBoldLF-Roman, 'Segoe UI Sem" style:font-name-asian="MetaBoldLF-Roman, 'Segoe UI Sem" style:font-name-complex="MetaBoldLF-Roman, 'Segoe UI Sem" fo:text-transform="uppercase" fo:hyphenate="false"/>
    </style:style>
    <style:style style:name="Überschrift2" style:display-name="Überschrift 2" style:family="paragraph" style:parent-style-name="Überschrift1" style:next-style-name="Textbody" style:default-outline-level="2">
      <style:paragraph-properties fo:margin-top="0.25in"/>
      <style:text-properties fo:text-transform="none" fo:hyphenate="false"/>
    </style:style>
    <style:style style:name="Überschrift3" style:display-name="Überschrift 3" style:family="paragraph" style:parent-style-name="Überschrift2" style:next-style-name="Textbody" style:default-outline-level="3">
      <style:text-properties fo:font-size="10pt" style:font-size-asian="10pt" fo:hyphenate="false"/>
    </style:style>
    <style:style style:name="Überschrift4" style:display-name="Überschrift 4" style:family="paragraph" style:parent-style-name="Überschrift3" style:next-style-name="Textbody" style:default-outline-level="4">
      <style:paragraph-properties fo:margin-top="0.0833in"/>
      <style:text-properties fo:hyphenate="false"/>
    </style:style>
    <style:style style:name="Überschrift5" style:display-name="Überschrift 5" style:family="paragraph" style:parent-style-name="Überschrift4" style:next-style-name="Textbody" style:default-outline-level="5">
      <style:text-properties fo:font-size="9pt" style:font-size-asian="9pt" fo:hyphenate="false"/>
    </style:style>
    <style:style style:name="Überschrift6" style:display-name="Überschrift 6" style:family="paragraph" style:parent-style-name="Überschrift5" style:next-style-name="Textbody" style:default-outline-level="6">
      <style:text-properties fo:hyphenate="false"/>
    </style:style>
    <style:style style:name="Überschrift7" style:display-name="Überschrift 7" style:family="paragraph" style:parent-style-name="Überschrift6" style:next-style-name="Textbody" style:default-outline-level="7">
      <style:text-properties fo:hyphenate="false"/>
    </style:style>
    <style:style style:name="Überschrift8" style:display-name="Überschrift 8" style:family="paragraph" style:parent-style-name="Überschrift7" style:next-style-name="Textbody" style:default-outline-level="8">
      <style:text-properties fo:hyphenate="false"/>
    </style:style>
    <style:style style:name="Überschrift9" style:display-name="Überschrift 9" style:family="paragraph" style:parent-style-name="Überschrift8" style:next-style-name="Textbody" style:default-outline-level="9">
      <style:text-properties fo:hyphenate="false"/>
    </style:style>
    <style:style style:name="Standard" style:display-name="Standard" style:family="paragraph">
      <style:paragraph-properties fo:widows="2" fo:orphans="2"/>
      <style:text-properties style:font-name="MetaNormalLF-Roman, 'Century Go" style:font-name-asian="Times New Roman" style:font-name-complex="MetaNormalLF-Roman, 'Century Go" fo:font-size="11pt" style:font-size-asian="11pt" style:font-size-complex="10pt" style:language-complex="ar" style:country-complex="SA"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6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format="1" text:display-levels="7">
        <style:list-level-properties text:space-before="0in" text:min-label-width="0.8659in" text:list-level-position-and-space-mode="label-alignment">
          <style:list-level-label-alignment text:label-followed-by="listtab" fo:margin-left="0.8659in" fo:text-indent="-0.8659in"/>
        </style:list-level-properties>
      </text:list-level-style-number>
      <text:list-level-style-number text:level="8" style:num-format="1" text:display-levels="8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9" style:num-format="1" text:display-levels="9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833in" fo:margin-bottom="0.0833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Kopfzeile" style:display-name="Kopfzeile" style:family="paragraph" style:parent-style-name="Standard">
      <style:text-properties fo:font-size="8pt" style:font-size-asian="8pt" fo:hyphenate="false"/>
    </style:style>
    <style:style style:name="Fußzeile" style:display-name="Fußzeile" style:family="paragraph" style:parent-style-name="Standard">
      <style:text-properties fo:font-size="8pt" style:font-size-asian="8pt" fo:hyphenate="false"/>
    </style:style>
    <style:style style:name="Tabellentext-linksbündig" style:display-name="Tabellentext - linksbündig" style:family="paragraph" style:parent-style-name="Standard">
      <style:paragraph-properties fo:margin-top="0.0833in" fo:margin-bottom="0.0833in" fo:margin-left="0.0395in" fo:margin-right="0.0395in">
        <style:tab-stops/>
      </style:paragraph-properties>
      <style:text-properties fo:font-size="10pt" style:font-size-asian="10pt" fo:hyphenate="false"/>
    </style:style>
    <style:style style:name="Tabellenfeldüberschrift" style:display-name="Tabellenfeldüberschrift" style:family="paragraph" style:parent-style-name="Standard" style:next-style-name="Standard">
      <style:paragraph-properties fo:keep-with-next="always" fo:margin-top="0.0833in" fo:margin-bottom="0.0833in" fo:margin-left="0.0395in" fo:margin-right="0.0395in">
        <style:tab-stops/>
      </style:paragraph-properties>
      <style:text-properties style:font-name="MetaBoldLF-Roman, 'Segoe UI Sem" style:font-name-asian="MetaBoldLF-Roman, 'Segoe UI Sem" style:font-name-complex="MetaBoldLF-Roman, 'Segoe UI Sem" fo:font-size="10pt" style:font-size-asian="10pt" fo:hyphenate="false"/>
    </style:style>
    <style:style style:name="Kopfzeile-Xcc" style:display-name="Kopfzeile-Xcc" style:family="paragraph" style:parent-style-name="Kopfzeile" style:next-style-name="Kopfzeile">
      <style:paragraph-properties fo:text-align="end"/>
      <style:text-properties style:font-name="MetaBoldLF-Roman, 'Segoe UI Sem" style:font-name-asian="MetaBoldLF-Roman, 'Segoe UI Sem" style:font-name-complex="MetaBoldLF-Roman, 'Segoe UI Sem" fo:hyphenate="false"/>
    </style:style>
    <style:style style:name="Beschreibung" style:display-name="Beschreibung" style:family="paragraph" style:parent-style-name="Standard">
      <style:paragraph-properties fo:margin-left="0.7875in">
        <style:tab-stops/>
      </style:paragraph-properties>
      <style:text-properties fo:color="#0000FF" fo:font-size="10pt" style:font-size-asian="10pt" fo:hyphenate="false"/>
    </style:style>
    <style:style style:name="Tabellentext-zentriert" style:display-name="Tabellentext -  zentriert" style:family="paragraph" style:parent-style-name="Tabellentext-linksbündig">
      <style:paragraph-properties fo:text-align="center"/>
      <style:text-properties fo:hyphenate="false"/>
    </style:style>
    <style:style style:name="Titel-linksbündig" style:display-name="Titel - linksbündig" style:family="paragraph" style:parent-style-name="Standard">
      <style:paragraph-properties fo:margin-top="0.0833in" fo:margin-bottom="0.25in"/>
      <style:text-properties style:font-name="MetaNormalLF-Italic, 'MV Boli'" style:font-name-asian="MetaNormalLF-Italic, 'MV Boli'" style:font-name-complex="MetaNormalLF-Italic, 'MV Boli'" fo:font-size="20pt" style:font-size-asian="20pt" fo:hyphenate="false"/>
    </style:style>
    <style:style style:name="BeschriftungAbbildungTabelle" style:display-name="Beschriftung Abbildung/Tabelle" style:family="paragraph" style:parent-style-name="Standard">
      <style:paragraph-properties fo:text-align="center" fo:margin-top="0.0833in" fo:margin-bottom="0.0833in"/>
      <style:text-properties fo:font-size="9pt" style:font-size-asian="9pt" fo:hyphenate="false"/>
    </style:style>
    <style:style style:name="Dok-Infoblock" style:display-name="Dok-Infoblock" style:family="paragraph" style:parent-style-name="Standard">
      <style:text-properties fo:font-size="9pt" style:font-size-asian="9pt" fo:hyphenate="false"/>
    </style:style>
    <style:style style:name="Sprechblasentext" style:display-name="Sprechblasen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haseName" style:display-name="PhaseName" style:family="paragraph" style:parent-style-name="Standard">
      <style:paragraph-properties fo:keep-with-next="always" fo:keep-together="always" style:punctuation-wrap="simple" style:text-autospace="none"/>
      <style:text-properties style:font-name="Arial" style:font-name-asian="Arial" style:font-name-complex="Arial" fo:font-weight="bold" style:font-weight-asian="bold" fo:font-size="10pt" style:font-size-asian="10pt" fo:hyphenate="false"/>
    </style:style>
    <style:style style:name="Abstand" style:display-name="Abstand" style:family="paragraph" style:parent-style-name="Standard" style:next-style-name="Standard">
      <style:paragraph-properties fo:keep-with-next="always" fo:keep-together="always" style:punctuation-wrap="simple" style:text-autospace="none"/>
      <style:text-properties style:font-name="Arial" style:font-name-asian="Arial" style:font-name-complex="Arial" fo:font-size="8pt" style:font-size-asian="8pt" fo:hyphenate="false"/>
    </style:style>
    <style:style style:name="Dot" style:display-name="Dot" style:family="paragraph" style:parent-style-name="Standard" style:next-style-name="SubDot">
      <style:paragraph-properties style:punctuation-wrap="simple" style:text-autospace="none" fo:margin-top="0.0833in"/>
      <style:text-properties style:font-name="Arial" style:font-name-asian="Arial" style:font-name-complex="Arial" fo:font-weight="bold" style:font-weight-asian="bold" fo:font-size="7pt" style:font-size-asian="7pt" fo:hyphenate="false"/>
    </style:style>
    <style:style style:name="SubDot" style:display-name="SubDot" style:family="paragraph" style:parent-style-name="Dot" style:list-style-name="WW8StyleNum">
      <style:paragraph-properties fo:margin-top="0.0277in"/>
      <style:text-properties fo:font-weight="normal" style:font-weight-asian="normal" fo:font-size="6pt" style:font-size-asian="6pt" fo:hyphenate="false"/>
    </style:style>
    <style:style style:name="PhasenSubErg" style:display-name="PhasenSubErg" style:family="paragraph" style:parent-style-name="Standard">
      <style:paragraph-properties style:punctuation-wrap="simple" style:text-autospace="none"/>
      <style:text-properties style:font-name="Arial" style:font-name-asian="Arial" style:font-name-complex="Arial" fo:font-weight="bold" style:font-weight-asian="bold" fo:font-style="italic" style:font-style-asian="italic" fo:font-size="8pt" style:font-size-asian="8pt" fo:hyphenate="false"/>
    </style:style>
    <style:style style:name="Description" style:display-name="Description" style:family="paragraph" style:parent-style-name="Standard">
      <style:paragraph-properties style:punctuation-wrap="simple" style:text-autospace="none" fo:margin-bottom="0.0416in"/>
      <style:text-properties style:font-name="Arial" style:font-name-asian="Arial" style:font-name-complex="Arial" fo:font-style="italic" style:font-style-asian="italic" fo:font-size="7pt" style:font-size-asian="7pt" fo:hyphenate="false"/>
    </style:style>
    <style:style style:name="PhaseDeliverableName" style:display-name="PhaseDeliverableName" style:family="paragraph" style:parent-style-name="PhaseName">
      <style:text-properties fo:font-weight="normal" style:font-weight-asian="norm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2z0" style:display-name="WW8Num2z0" style:family="text">
      <style:text-properties style:font-name="Symbol" style:font-name-asian="Symbol" style:font-name-complex="Symbol" fo:font-size="10pt" style:font-size-asian="10pt"/>
    </style:style>
    <style:style style:name="WW8Num2z1" style:display-name="WW8Num2z1" style:family="text">
      <style:text-properties style:font-name="Courier New" style:font-name-asian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asian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asian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asian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asian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asian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asian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asian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asian="Wingdings" style:font-name-complex="Wingdings" fo:font-size="10pt" style:font-size-asian="10pt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>
      <style:text-properties style:font-name="MetaNormalLF-Roman, 'Century Go" style:font-name-asian="MetaNormalLF-Roman, 'Century Go" style:font-name-complex="Times New Roman" fo:font-weight="bold" style:font-weight-asian="bold" fo:font-size="12pt" style:font-size-asian="12pt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MetaNormalLF-Roman, 'Century Go" style:font-name-asian="MetaNormalLF-Roman, 'Century Go" style:font-name-complex="Times New Roman" fo:font-weight="bold" style:font-weight-asian="bold" fo:font-size="12pt" style:font-size-asian="12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>
      <style:text-properties style:font-name="Symbol" style:font-name-asian="Symbol" style:font-name-complex="Symbol" fo:color="#0000FF" fo:font-size="10pt" style:font-size-asian="10pt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 fo:font-size="10pt" style:font-size-asian="10pt"/>
    </style:style>
    <style:style style:name="WW8Num18z1" style:display-name="WW8Num18z1" style:family="text">
      <style:text-properties style:font-name="Courier New" style:font-name-asian="Courier New" style:font-name-complex="Courier New" fo:font-size="10pt" style:font-size-asian="10pt"/>
    </style:style>
    <style:style style:name="WW8Num18z2" style:display-name="WW8Num18z2" style:family="text">
      <style:text-properties style:font-name="Wingdings" style:font-name-asian="Wingdings" style:font-name-complex="Wingdings" fo:font-size="10pt" style:font-size-asian="10pt"/>
    </style:style>
    <style:style style:name="WW8Num19z0" style:display-name="WW8Num19z0" style:family="text">
      <style:text-properties style:font-name="Symbol" style:font-name-asian="Symbol" style:font-name-complex="Symbol" fo:color="#0000FF" fo:font-size="10pt" style:font-size-asian="10pt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="MetaNormalLF-Roman, 'Century Go" style:font-name-asian="MetaNormalLF-Roman, 'Century Go" style:font-name-complex="Times New Roman" fo:font-weight="bold" style:font-weight-asian="bold" fo:font-size="12pt" style:font-size-asian="12pt"/>
    </style:style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St11z0" style:display-name="WW8NumSt11z0" style:family="text">
      <style:text-properties style:font-name="Wingdings 3" style:font-name-asian="Wingdings 3" style:font-name-complex="Wingdings 3"/>
    </style:style>
    <style:style style:name="WW8NumSt12z0" style:display-name="WW8NumSt12z0" style:family="text">
      <style:text-properties style:font-name="Symbol" style:font-name-asian="Symbol" style:font-name-complex="Symbol"/>
    </style:style>
    <style:style style:name="Überschrift1Zchn" style:display-name="Überschrift 1 Zchn" style:family="text">
      <style:text-properties style:font-name="MetaBoldLF-Roman, 'Segoe UI Sem" style:font-name-asian="Times New Roman" style:font-name-complex="Times New Roman" fo:text-transform="uppercase" style:font-size-complex="10pt"/>
    </style:style>
    <style:style style:name="Überschrift2Zchn" style:display-name="Überschrift 2 Zchn" style:family="text">
      <style:text-properties style:font-name="MetaBoldLF-Roman, 'Segoe UI Sem" style:font-name-asian="Times New Roman" style:font-name-complex="Times New Roman" style:font-size-complex="10pt"/>
    </style:style>
    <style:style style:name="Überschrift3Zchn" style:display-name="Überschrift 3 Zchn" style:family="text">
      <style:text-properties style:font-name="MetaBoldLF-Roman, 'Segoe UI Sem" style:font-name-asian="Times New Roman" style:font-name-complex="Times New Roman" fo:font-size="10pt" style:font-size-asian="10pt" style:font-size-complex="10pt"/>
    </style:style>
    <style:style style:name="Überschrift4Zchn" style:display-name="Überschrift 4 Zchn" style:family="text">
      <style:text-properties style:font-name="MetaBoldLF-Roman, 'Segoe UI Sem" style:font-name-asian="Times New Roman" style:font-name-complex="Times New Roman" fo:font-size="10pt" style:font-size-asian="10pt" style:font-size-complex="10pt"/>
    </style:style>
    <style:style style:name="Überschrift5Zchn" style:display-name="Überschrift 5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6Zchn" style:display-name="Überschrift 6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7Zchn" style:display-name="Überschrift 7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8Zchn" style:display-name="Überschrift 8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9Zchn" style:display-name="Überschrift 9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TextkörperZchn" style:display-name="Textkörper Zchn" style:family="text">
      <style:text-properties style:font-name="MetaNormalLF-Roman, 'Century Go" style:font-name-asian="Times New Roman" style:font-name-complex="Times New Roman" style:font-size-complex="10pt"/>
    </style:style>
    <style:style style:name="KopfzeileZchn" style:display-name="Kopfzeile Zchn" style:family="text">
      <style:text-properties style:font-name="MetaNormalLF-Roman, 'Century Go" style:font-name-asian="Times New Roman" style:font-name-complex="Times New Roman" fo:font-size="8pt" style:font-size-asian="8pt" style:font-size-complex="10pt"/>
    </style:style>
    <style:style style:name="FußzeileZchn" style:display-name="Fußzeile Zchn" style:family="text">
      <style:text-properties style:font-name="MetaNormalLF-Roman, 'Century Go" style:font-name-asian="Times New Roman" style:font-name-complex="Times New Roman" fo:font-size="8pt" style:font-size-asian="8pt" style:font-size-complex="10pt"/>
    </style:style>
    <style:style style:name="SprechblasentextZchn" style:display-name="Sprechblasentext Zchn" style:family="text">
      <style:text-properties style:font-name="Tahoma" style:font-name-asian="Times New Roman" style:font-name-complex="Tahoma" fo:font-size="8pt" style:font-size-asian="8pt" style:font-size-complex="8pt"/>
    </style:style>
    <text:list-style style:name="WW8Num1" style:display-name="WW8Num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 fo:font-size="10pt" style:font-size-asian="10pt"/>
    </style:style>
    <style:style style:name="WW_CharLFO3LVL2" style:family="text">
      <style:text-properties style:font-name="Courier New" style:font-name-complex="Courier New" fo:font-size="10pt" style:font-size-asian="10pt"/>
    </style:style>
    <style:style style:name="WW_CharLFO3LVL3" style:family="text">
      <style:text-properties style:font-name="Wingdings" style:font-name-complex="Wingdings" fo:font-size="10pt" style:font-size-asian="10pt"/>
    </style:style>
    <style:style style:name="WW_CharLFO3LVL4" style:family="text">
      <style:text-properties style:font-name="Wingdings" style:font-name-complex="Wingdings" fo:font-size="10pt" style:font-size-asian="10pt"/>
    </style:style>
    <style:style style:name="WW_CharLFO3LVL5" style:family="text">
      <style:text-properties style:font-name="Wingdings" style:font-name-complex="Wingdings" fo:font-size="10pt" style:font-size-asian="10pt"/>
    </style:style>
    <style:style style:name="WW_CharLFO3LVL6" style:family="text">
      <style:text-properties style:font-name="Wingdings" style:font-name-complex="Wingdings" fo:font-size="10pt" style:font-size-asian="10pt"/>
    </style:style>
    <style:style style:name="WW_CharLFO3LVL7" style:family="text">
      <style:text-properties style:font-name="Wingdings" style:font-name-complex="Wingdings" fo:font-size="10pt" style:font-size-asian="10pt"/>
    </style:style>
    <style:style style:name="WW_CharLFO3LVL8" style:family="text">
      <style:text-properties style:font-name="Wingdings" style:font-name-complex="Wingdings" fo:font-size="10pt" style:font-size-asian="10pt"/>
    </style:style>
    <style:style style:name="WW_CharLFO3LVL9" style:family="text">
      <style:text-properties style:font-name="Wingdings" style:font-name-complex="Wingdings" fo:font-size="10pt" style:font-size-asian="10pt"/>
    </style:style>
    <text:list-style style:name="WW8Num2" style:display-name="WW8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5LVL1" text:bullet-char="">
        <style:list-level-properties text:space-before="1.8541in" text:min-label-width="0.25in" text:list-level-position-and-space-mode="label-alignment">
          <style:list-level-label-alignment text:label-followed-by="listtab" fo:margin-left="2.104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3541in" text:min-label-width="0.25in" text:list-level-position-and-space-mode="label-alignment">
          <style:list-level-label-alignment text:label-followed-by="listtab" fo:margin-left="1.604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0.8541in" text:min-label-width="0.25in" text:list-level-position-and-space-mode="label-alignment">
          <style:list-level-label-alignment text:label-followed-by="listtab" fo:margin-left="1.1041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0.3541in" text:min-label-width="0.25in" text:list-level-position-and-space-mode="label-alignment">
          <style:list-level-label-alignment text:label-followed-by="listtab" fo:margin-left="0.6041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-0.1458in" text:min-label-width="0.25in" text:list-level-position-and-space-mode="label-alignment">
          <style:list-level-label-alignment text:label-followed-by="listtab" fo:margin-left="0.1041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0.1458in" text:min-label-width="0.25in" text:list-level-position-and-space-mode="label-alignment">
          <style:list-level-label-alignment text:label-followed-by="listtab" fo:margin-left="0.3958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 fo:font-size="10pt" style:font-size-asian="10pt"/>
    </style:style>
    <style:style style:name="WW_CharLFO9LVL2" style:family="text">
      <style:text-properties style:font-name="Courier New" style:font-name-complex="Courier New" fo:font-size="10pt" style:font-size-asian="10pt"/>
    </style:style>
    <style:style style:name="WW_CharLFO9LVL3" style:family="text">
      <style:text-properties style:font-name="Wingdings" style:font-name-complex="Wingdings" fo:font-size="10pt" style:font-size-asian="10pt"/>
    </style:style>
    <style:style style:name="WW_CharLFO9LVL4" style:family="text">
      <style:text-properties style:font-name="Wingdings" style:font-name-complex="Wingdings" fo:font-size="10pt" style:font-size-asian="10pt"/>
    </style:style>
    <style:style style:name="WW_CharLFO9LVL5" style:family="text">
      <style:text-properties style:font-name="Wingdings" style:font-name-complex="Wingdings" fo:font-size="10pt" style:font-size-asian="10pt"/>
    </style:style>
    <style:style style:name="WW_CharLFO9LVL6" style:family="text">
      <style:text-properties style:font-name="Wingdings" style:font-name-complex="Wingdings" fo:font-size="10pt" style:font-size-asian="10pt"/>
    </style:style>
    <style:style style:name="WW_CharLFO9LVL7" style:family="text">
      <style:text-properties style:font-name="Wingdings" style:font-name-complex="Wingdings" fo:font-size="10pt" style:font-size-asian="10pt"/>
    </style:style>
    <style:style style:name="WW_CharLFO9LVL8" style:family="text">
      <style:text-properties style:font-name="Wingdings" style:font-name-complex="Wingdings" fo:font-size="10pt" style:font-size-asian="10pt"/>
    </style:style>
    <style:style style:name="WW_CharLFO9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4" style:display-name="WW8Num14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6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format="1" text:display-levels="7">
        <style:list-level-properties text:space-before="0in" text:min-label-width="0.8659in" text:list-level-position-and-space-mode="label-alignment">
          <style:list-level-label-alignment text:label-followed-by="listtab" fo:margin-left="0.8659in" fo:text-indent="-0.8659in"/>
        </style:list-level-properties>
      </text:list-level-style-number>
      <text:list-level-style-number text:level="8" style:num-format="1" text:display-levels="8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9" style:num-format="1" text:display-levels="9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</text:list-style>
    <style:style style:name="WW_CharLFO16LVL1" style:family="text">
      <style:text-properties style:font-name="MetaNormalLF-Roman, 'Century Go" style:font-name-complex="Times New Roman" fo:font-weight="bold" style:font-weight-asian="bold" fo:font-size="12pt" style:font-size-asian="12pt"/>
    </style:style>
    <text:list-style style:name="WW8Num15" style:display-name="WW8Num15">
      <text:list-level-style-number text:level="1" text:style-name="WW_CharLFO16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7LVL1" style:family="text">
      <style:text-properties style:font-name="MetaNormalLF-Roman, 'Century Go" style:font-name-complex="Times New Roman" fo:font-weight="bold" style:font-weight-asian="bold" fo:font-size="12pt" style:font-size-asian="12pt"/>
    </style:style>
    <text:list-style style:name="WW8Num16" style:display-name="WW8Num16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style:font-name="Symbol" style:font-name-complex="Symbol" fo:color="#0000FF" fo:font-size="10pt" style:font-size-asian="10pt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 fo:color="#0000FF" fo:font-size="10pt" style:font-size-asian="10pt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 fo:color="#0000FF" fo:font-size="10pt" style:font-size-asian="10pt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complex="Symbol" fo:font-size="10pt" style:font-size-asian="10pt"/>
    </style:style>
    <style:style style:name="WW_CharLFO19LVL2" style:family="text">
      <style:text-properties style:font-name="Courier New" style:font-name-complex="Courier New" fo:font-size="10pt" style:font-size-asian="10pt"/>
    </style:style>
    <style:style style:name="WW_CharLFO19LVL3" style:family="text">
      <style:text-properties style:font-name="Wingdings" style:font-name-complex="Wingdings" fo:font-size="10pt" style:font-size-asian="10pt"/>
    </style:style>
    <style:style style:name="WW_CharLFO19LVL4" style:family="text">
      <style:text-properties style:font-name="Wingdings" style:font-name-complex="Wingdings" fo:font-size="10pt" style:font-size-asian="10pt"/>
    </style:style>
    <style:style style:name="WW_CharLFO19LVL5" style:family="text">
      <style:text-properties style:font-name="Wingdings" style:font-name-complex="Wingdings" fo:font-size="10pt" style:font-size-asian="10pt"/>
    </style:style>
    <style:style style:name="WW_CharLFO19LVL6" style:family="text">
      <style:text-properties style:font-name="Wingdings" style:font-name-complex="Wingdings" fo:font-size="10pt" style:font-size-asian="10pt"/>
    </style:style>
    <style:style style:name="WW_CharLFO19LVL7" style:family="text">
      <style:text-properties style:font-name="Wingdings" style:font-name-complex="Wingdings" fo:font-size="10pt" style:font-size-asian="10pt"/>
    </style:style>
    <style:style style:name="WW_CharLFO19LVL8" style:family="text">
      <style:text-properties style:font-name="Wingdings" style:font-name-complex="Wingdings" fo:font-size="10pt" style:font-size-asian="10pt"/>
    </style:style>
    <style:style style:name="WW_CharLFO19LVL9" style:family="text">
      <style:text-properties style:font-name="Wingdings" style:font-name-complex="Wingdings" fo:font-size="10pt" style:font-size-asian="10pt"/>
    </style:style>
    <text:list-style style:name="WW8Num18" style:display-name="WW8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style:font-name-complex="Symbol" fo:color="#0000FF" fo:font-size="10pt" style:font-size-asian="10pt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 fo:color="#0000FF" fo:font-size="10pt" style:font-size-asian="10pt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 fo:color="#0000FF" fo:font-size="10pt" style:font-size-asian="10pt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MetaNormalLF-Roman, 'Century Go" style:font-name-complex="Times New Roman" fo:font-weight="bold" style:font-weight-asian="bold" fo:font-size="12pt" style:font-size-asian="12pt"/>
    </style:style>
    <text:list-style style:name="WW8Num23" style:display-name="WW8Num23">
      <text:list-level-style-number text:level="1" text:style-name="WW_CharLFO2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StyleNum" style:display-name="WW8StyleNum">
      <text:list-level-style-number text:level="1" style:num-prefix="" style:num-format="">
        <style:list-level-properties text:space-before="0in" text:min-label-width="0.0784in" text:list-level-position-and-space-mode="label-alignment">
          <style:list-level-label-alignment text:label-followed-by="listtab" fo:margin-left="0.0784in" fo:text-indent="-0.0784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2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3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4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5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6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7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8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9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315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88in"/>
      </style:header-style>
      <style:footer-style>
        <style:header-footer-properties style:dynamic-spacing="true" fo:min-height="0.8659in"/>
      </style:footer-style>
    </style:page-layout>
    <style:style style:name="TableColumn8" style:family="table-column">
      <style:table-column-properties style:column-width="1.2798in" style:use-optimal-column-width="false"/>
    </style:style>
    <style:style style:name="TableColumn9" style:family="table-column">
      <style:table-column-properties style:column-width="5.0201in" style:use-optimal-column-width="false"/>
    </style:style>
    <style:style style:name="Table7" style:family="table">
      <style:table-properties style:width="6.3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.0486in" fo:padding-bottom="0in" fo:padding-right="0.0486in"/>
    </style:style>
    <style:style style:name="P12" style:parent-style-name="Dok-Infoblock" style:family="paragraph">
      <style:text-properties style:font-name="Arial" style:font-name-complex="Arial" fo:font-size="10pt" style:font-size-asian="10pt"/>
    </style:style>
    <style:style style:name="TableCell13" style:family="table-cell">
      <style:table-cell-properties fo:border="none" style:writing-mode="lr-tb" fo:padding-top="0in" fo:padding-left="0.0486in" fo:padding-bottom="0in" fo:padding-right="0.0486in"/>
    </style:style>
    <style:style style:name="P14" style:parent-style-name="Dok-Infoblock" style:family="paragraph">
      <style:text-properties style:font-name="Arial" style:font-name-complex="Arial" fo:font-size="10pt" style:font-size-asian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Dok-Infoblock" style:family="paragraph">
      <style:text-properties style:font-name="Arial" style:font-name-complex="Arial" fo:font-size="10pt" style:font-size-asian="10pt"/>
    </style:style>
    <style:style style:name="TableCell18" style:family="table-cell">
      <style:table-cell-properties fo:border="none" style:writing-mode="lr-tb" fo:padding-top="0in" fo:padding-left="0.0486in" fo:padding-bottom="0in" fo:padding-right="0.0486in"/>
    </style:style>
    <style:style style:name="T19" style:parent-style-name="Absatz-Standardschriftart" style:family="text">
      <style:text-properties style:font-name="Arial" style:font-name-complex="Arial" fo:font-size="10pt" style:font-size-asian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486in" fo:padding-bottom="0in" fo:padding-right="0.0486in"/>
    </style:style>
    <style:style style:name="P22" style:parent-style-name="Dok-Infoblock" style:family="paragraph">
      <style:text-properties style:font-name="Arial" style:font-name-complex="Arial" fo:font-size="10pt" style:font-size-asian="10pt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T24" style:parent-style-name="Absatz-Standardschriftart" style:family="text">
      <style:text-properties style:font-name="Arial" style:font-name-complex="Arial" fo:font-size="10pt" style:font-size-asian="10pt"/>
    </style:style>
    <number:date-style style:name="N25" number:language="de" number:country="DE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style:master-page style:name="MP0" style:page-layout-name="PL0">
      <style:footer>
        <text:p text:style-name="Fußzeile"/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Vorlage:</text:p>
            </table:table-cell>
            <table:table-cell table:style-name="TableCell13">
              <text:p text:style-name="P14">SWT1-Vorlage-Lastenheft.doc</text:p>
            </table:table-cell>
          </table:table-row>
          <table:table-row table:style-name="TableRow15">
            <table:table-cell table:style-name="TableCell16">
              <text:p text:style-name="P17">Dateiname:</text:p>
            </table:table-cell>
            <table:table-cell table:style-name="TableCell18">
              <text:p text:style-name="Dok-Infoblock"><text:span text:style-name="T19"><text:file-name text:fixed="false" text:display="name-and-extension">Projektdefinition.odt</text:file-name></text:span></text:p>
            </table:table-cell>
          </table:table-row>
          <table:table-row table:style-name="TableRow20">
            <table:table-cell table:style-name="TableCell21">
              <text:p text:style-name="P22">Speicherdatum:</text:p>
            </table:table-cell>
            <table:table-cell table:style-name="TableCell23">
              <text:p text:style-name="Dok-Infoblock"><text:span text:style-name="T24"><text:modification-date style:data-style-name="N25">2015-04-20</text:modification-date></text:span></text:p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our User Name</meta:initial-creator>
    <dc:creator>Patrick Pohl</dc:creator>
    <meta:creation-date>2015-04-27T10:56:00Z</meta:creation-date>
    <dc:date>2015-04-27T10:56:00Z</dc:date>
    <meta:print-date>2011-12-12T09:30:00Z</meta:print-date>
    <meta:template xlink:href="Normal.dotm" xlink:type="simple"/>
    <meta:editing-cycles>20</meta:editing-cycles>
    <meta:editing-duration>PT0S</meta:editing-duration>
    <meta:document-statistic meta:page-count="1" meta:paragraph-count="7" meta:word-count="482" meta:character-count="3516" meta:row-count="25" meta:non-whitespace-character-count="3041"/>
  </office:meta>
</office:document-meta>
</file>